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7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/>
          <table:table-cell office:value-type="string" calcext:value-type="string">
            <text:p>ReadingQuiz1</text:p>
          </table:table-cell>
          <table:table-cell office:value-type="string" calcext:value-type="string">
            <text:p>Journal1</text:p>
          </table:table-cell>
          <table:table-cell office:value-type="string" calcext:value-type="string">
            <text:p>ReadingQuiz2</text:p>
          </table:table-cell>
          <table:table-cell office:value-type="string" calcext:value-type="string">
            <text:p>Journal2</text:p>
          </table:table-cell>
          <table:table-cell office:value-type="string" calcext:value-type="string">
            <text:p>Journal3</text:p>
          </table:table-cell>
          <table:table-cell office:value-type="string" calcext:value-type="string">
            <text:p>ReadingQuiz3</text:p>
          </table:table-cell>
          <table:table-cell office:value-type="string" calcext:value-type="string">
            <text:p>Midterm1</text:p>
          </table:table-cell>
          <table:table-cell office:value-type="string" calcext:value-type="string">
            <text:p>ReadingQuiz4</text:p>
          </table:table-cell>
          <table:table-cell office:value-type="string" calcext:value-type="string">
            <text:p>ReadingQuiz5</text:p>
          </table:table-cell>
        </table:table-row>
        <table:table-row table:style-name="ro1">
          <table:table-cell office:value-type="string" calcext:value-type="string">
            <text:p>Lillian</text:p>
          </table:table-cell>
          <table:table-cell office:value-type="string" calcext:value-type="string">
            <text:p>Ashby</text:p>
          </table:table-cell>
          <table:table-cell office:value-type="string" calcext:value-type="string">
            <text:p>lashby@poets.whittier.edu</text:p>
          </table:table-cell>
          <table:table-cell/>
          <table:table-cell table:formula="of:=19/24"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table:formula="of:=26/2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3.5/24" office:value-type="float" office:value="0.979166666666667" calcext:value-type="float">
            <text:p>0.9791666667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20/2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Bakken-French</text:p>
          </table:table-cell>
          <table:table-cell office:value-type="string" calcext:value-type="string">
            <text:p>nbakkenf@poets.whittier.edu</text:p>
          </table:table-cell>
          <table:table-cell/>
          <table:table-cell table:formula="of:=22/24" office:value-type="float" office:value="0.91666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table:formula="of:=25/26" office:value-type="float" office:value="0.961538461538462" calcext:value-type="float">
            <text:p>0.961538461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4/24" office:value-type="float" office:value="1" calcext:value-type="float">
            <text:p>1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office:value-type="float" office:value="0" calcext:value-type="float">
            <text:p>0</text:p>
          </table:table-cell>
          <table:table-cell table:formula="of:=20/2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gan</text:p>
          </table:table-cell>
          <table:table-cell office:value-type="string" calcext:value-type="string">
            <text:p>Brett</text:p>
          </table:table-cell>
          <table:table-cell office:value-type="string" calcext:value-type="string">
            <text:p>dbrett@poets.whittier.edu</text:p>
          </table:table-cell>
          <table:table-cell/>
          <table:table-cell table:formula="of:=8/24" office:value-type="float" office:value="0.333333333333333" calcext:value-type="float">
            <text:p>0.3333333333</text:p>
          </table:table-cell>
          <table:table-cell office:value-type="float" office:value="1" calcext:value-type="float">
            <text:p>1</text:p>
          </table:table-cell>
          <table:table-cell table:formula="of:=22/26" office:value-type="float" office:value="0.846153846153846" calcext:value-type="float">
            <text:p>0.846153846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7/23" office:value-type="float" office:value="0.739130434782609" calcext:value-type="float">
            <text:p>0.7391304348</text:p>
          </table:table-cell>
          <table:table-cell table:formula="of:=19.5/27" office:value-type="float" office:value="0.722222222222222" calcext:value-type="float">
            <text:p>0.7222222222</text:p>
          </table:table-cell>
          <table:table-cell table:formula="of:=9.5/12" office:value-type="float" office:value="0.791666666666667" calcext:value-type="float">
            <text:p>0.7916666667</text:p>
          </table:table-cell>
          <table:table-cell table:formula="of:=10.5/20" office:value-type="float" office:value="0.525" calcext:value-type="float">
            <text:p>0.525</text:p>
          </table:table-cell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Brisbee</text:p>
          </table:table-cell>
          <table:table-cell office:value-type="string" calcext:value-type="string">
            <text:p>nbrisbee@poets.whittier.edu</text:p>
          </table:table-cell>
          <table:table-cell/>
          <table:table-cell table:formula="of:=23/24" office:value-type="float" office:value="0.958333333333333" calcext:value-type="float">
            <text:p>0.9583333333</text:p>
          </table:table-cell>
          <table:table-cell office:value-type="float" office:value="1" calcext:value-type="float">
            <text:p>1</text:p>
          </table:table-cell>
          <table:table-cell table:formula="of:=26/2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0/24" office:value-type="float" office:value="0.833333333333333" calcext:value-type="float">
            <text:p>0.8333333333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6/20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Kevina</text:p>
          </table:table-cell>
          <table:table-cell office:value-type="string" calcext:value-type="string">
            <text:p>Collins</text:p>
          </table:table-cell>
          <table:table-cell office:value-type="string" calcext:value-type="string">
            <text:p>kcollin4@poets.whittier.edu</text:p>
          </table:table-cell>
          <table:table-cell/>
          <table:table-cell table:formula="of:=20/24" office:value-type="float" office:value="0.833333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table:formula="of:=26/2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8.5/24" office:value-type="float" office:value="0.770833333333333" calcext:value-type="float">
            <text:p>0.7708333333</text:p>
          </table:table-cell>
          <table:table-cell table:formula="of:=21.5/27" office:value-type="float" office:value="0.796296296296296" calcext:value-type="float">
            <text:p>0.7962962963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16.5/20" office:value-type="float" office:value="0.825" calcext:value-type="float">
            <text:p>0.825</text:p>
          </table:table-cell>
        </table:table-row>
        <table:table-row table:style-name="ro1">
          <table:table-cell office:value-type="string" calcext:value-type="string">
            <text:p>Austin</text:p>
          </table:table-cell>
          <table:table-cell office:value-type="string" calcext:value-type="string">
            <text:p>Correia</text:p>
          </table:table-cell>
          <table:table-cell office:value-type="string" calcext:value-type="string">
            <text:p>acorreia@poets.whittier.edu</text:p>
          </table:table-cell>
          <table:table-cell/>
          <table:table-cell table:formula="of:=12/2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21/26" office:value-type="float" office:value="0.807692307692308" calcext:value-type="float">
            <text:p>0.80769230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7/24" office:value-type="float" office:value="0.708333333333333" calcext:value-type="float">
            <text:p>0.7083333333</text:p>
          </table:table-cell>
          <table:table-cell table:formula="of:=20/27" office:value-type="float" office:value="0.740740740740741" calcext:value-type="float">
            <text:p>0.7407407407</text:p>
          </table:table-cell>
          <table:table-cell table:formula="of:=9.5/12" office:value-type="float" office:value="0.791666666666667" calcext:value-type="float">
            <text:p>0.7916666667</text:p>
          </table:table-cell>
          <table:table-cell table:formula="of:=8/20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Phil</text:p>
          </table:table-cell>
          <table:table-cell office:value-type="string" calcext:value-type="string">
            <text:p>Cronin</text:p>
          </table:table-cell>
          <table:table-cell office:value-type="string" calcext:value-type="string">
            <text:p>pcronin@poets.whittier.edu</text:p>
          </table:table-cell>
          <table:table-cell/>
          <table:table-cell table:formula="of:=24/2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26/2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4/24" office:value-type="float" office:value="1" calcext:value-type="float">
            <text:p>1</text:p>
          </table:table-cell>
          <table:table-cell table:formula="of:=27/27" office:value-type="float" office:value="1" calcext:value-type="float">
            <text:p>1</text:p>
          </table:table-cell>
          <table:table-cell table:formula="of:=12/12" office:value-type="float" office:value="1" calcext:value-type="float">
            <text:p>1</text:p>
          </table:table-cell>
          <table:table-cell table:formula="of:=20/2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nan</text:p>
          </table:table-cell>
          <table:table-cell office:value-type="string" calcext:value-type="string">
            <text:p>Dooney</text:p>
          </table:table-cell>
          <table:table-cell office:value-type="string" calcext:value-type="string">
            <text:p>rdooney@poets.whittier.edu</text:p>
          </table:table-cell>
          <table:table-cell/>
          <table:table-cell table:formula="of:=23/24" office:value-type="float" office:value="0.958333333333333" calcext:value-type="float">
            <text:p>0.9583333333</text:p>
          </table:table-cell>
          <table:table-cell office:value-type="float" office:value="1" calcext:value-type="float">
            <text:p>1</text:p>
          </table:table-cell>
          <table:table-cell table:formula="of:=27/26" office:value-type="float" office:value="1.03846153846154" calcext:value-type="float">
            <text:p>1.038461538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2/24" office:value-type="float" office:value="0.916666666666667" calcext:value-type="float">
            <text:p>0.9166666667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table:formula="of:=12/12" office:value-type="float" office:value="1" calcext:value-type="float">
            <text:p>1</text:p>
          </table:table-cell>
          <table:table-cell table:formula="of:=20/2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nda</text:p>
          </table:table-cell>
          <table:table-cell office:value-type="string" calcext:value-type="string">
            <text:p>Farris</text:p>
          </table:table-cell>
          <table:table-cell office:value-type="string" calcext:value-type="string">
            <text:p>afarris@poets.whittier.edu</text:p>
          </table:table-cell>
          <table:table-cell/>
          <table:table-cell table:formula="of:=23/24" office:value-type="float" office:value="0.958333333333333" calcext:value-type="float">
            <text:p>0.9583333333</text:p>
          </table:table-cell>
          <table:table-cell office:value-type="float" office:value="1" calcext:value-type="float">
            <text:p>1</text:p>
          </table:table-cell>
          <table:table-cell table:formula="of:=26/2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2/24" office:value-type="float" office:value="0.916666666666667" calcext:value-type="float">
            <text:p>0.9166666667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table:formula="of:=12/12" office:value-type="float" office:value="1" calcext:value-type="float">
            <text:p>1</text:p>
          </table:table-cell>
          <table:table-cell table:formula="of:=20/2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phie</text:p>
          </table:table-cell>
          <table:table-cell office:value-type="string" calcext:value-type="string">
            <text:p>Frizzell</text:p>
          </table:table-cell>
          <table:table-cell office:value-type="string" calcext:value-type="string">
            <text:p>sfrizzel@poets.whittier.edu</text:p>
          </table:table-cell>
          <table:table-cell/>
          <table:table-cell table:formula="of:=9/24"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  <table:table-cell table:formula="of:=17/26" office:value-type="float" office:value="0.653846153846154" calcext:value-type="float">
            <text:p>0.653846153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4/24" office:value-type="float" office:value="0.583333333333333" calcext:value-type="float">
            <text:p>0.5833333333</text:p>
          </table:table-cell>
          <table:table-cell table:formula="of:=25/27" office:value-type="float" office:value="0.925925925925926" calcext:value-type="float">
            <text:p>0.9259259259</text:p>
          </table:table-cell>
          <table:table-cell table:formula="of:=5/12" office:value-type="float" office:value="0.416666666666667" calcext:value-type="float">
            <text:p>0.41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by</text:p>
          </table:table-cell>
          <table:table-cell office:value-type="string" calcext:value-type="string">
            <text:p>Henson</text:p>
          </table:table-cell>
          <table:table-cell office:value-type="string" calcext:value-type="string">
            <text:p>ahenson@poets.whittier.edu</text:p>
          </table:table-cell>
          <table:table-cell/>
          <table:table-cell table:formula="of:=20/24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table:formula="of:=21/26" office:value-type="float" office:value="0.807692307692308" calcext:value-type="float">
            <text:p>0.807692307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6/24" office:value-type="float" office:value="0.666666666666667" calcext:value-type="float">
            <text:p>0.6666666667</text:p>
          </table:table-cell>
          <table:table-cell table:formula="of:=20/27" office:value-type="float" office:value="0.740740740740741" calcext:value-type="float">
            <text:p>0.7407407407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formula="of:=18.5/20" office:value-type="float" office:value="0.925" calcext:value-type="float">
            <text:p>0.925</text:p>
          </table:table-cell>
        </table:table-row>
        <table:table-row table:style-name="ro1">
          <table:table-cell office:value-type="string" calcext:value-type="string">
            <text:p>Kyle</text:p>
          </table:table-cell>
          <table:table-cell office:value-type="string" calcext:value-type="string">
            <text:p>Herron</text:p>
          </table:table-cell>
          <table:table-cell office:value-type="string" calcext:value-type="string">
            <text:p>kherron@poets.whittier.edu</text:p>
          </table:table-cell>
          <table:table-cell/>
          <table:table-cell table:formula="of:=18/2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25/26" office:value-type="float" office:value="0.961538461538462" calcext:value-type="float">
            <text:p>0.961538461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3/24" office:value-type="float" office:value="0.958333333333333" calcext:value-type="float">
            <text:p>0.9583333333</text:p>
          </table:table-cell>
          <table:table-cell table:formula="of:=22/27" office:value-type="float" office:value="0.814814814814815" calcext:value-type="float">
            <text:p>0.8148148148</text:p>
          </table:table-cell>
          <table:table-cell table:formula="of:=9/12" office:value-type="float" office:value="0.75" calcext:value-type="float">
            <text:p>0.75</text:p>
          </table:table-cell>
          <table:table-cell table:formula="of:=19.5/20" office:value-type="float" office:value="0.975" calcext:value-type="float">
            <text:p>0.975</text:p>
          </table:table-cell>
        </table:table-row>
        <table:table-row table:style-name="ro1">
          <table:table-cell office:value-type="string" calcext:value-type="string">
            <text:p>Alena</text:p>
          </table:table-cell>
          <table:table-cell office:value-type="string" calcext:value-type="string">
            <text:p>Lakha</text:p>
          </table:table-cell>
          <table:table-cell office:value-type="string" calcext:value-type="string">
            <text:p>alakha@poets.whittier.edu</text:p>
          </table:table-cell>
          <table:table-cell/>
          <table:table-cell table:formula="of:=19/24"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table:formula="of:=26/2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1/24" office:value-type="float" office:value="0.875" calcext:value-type="float">
            <text:p>0.875</text:p>
          </table:table-cell>
          <table:table-cell table:formula="of:=23/27" office:value-type="float" office:value="0.851851851851852" calcext:value-type="float">
            <text:p>0.8518518519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ily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elist@poets.whittier.edu</text:p>
          </table:table-cell>
          <table:table-cell/>
          <table:table-cell table:formula="of:=20/24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table:formula="of:=26/2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3.5/24" office:value-type="float" office:value="0.979166666666667" calcext:value-type="float">
            <text:p>0.9791666667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table:formula="of:=8/12" office:value-type="float" office:value="0.666666666666667" calcext:value-type="float">
            <text:p>0.6666666667</text:p>
          </table:table-cell>
          <table:table-cell table:formula="of:=20/2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rine</text:p>
          </table:table-cell>
          <table:table-cell office:value-type="string" calcext:value-type="string">
            <text:p>Makurdsik</text:p>
          </table:table-cell>
          <table:table-cell office:value-type="string" calcext:value-type="string">
            <text:p>cmakurds@poets.whittier.edu</text:p>
          </table:table-cell>
          <table:table-cell/>
          <table:table-cell table:formula="of:=17/24" office:value-type="float" office:value="0.708333333333333" calcext:value-type="float">
            <text:p>0.7083333333</text:p>
          </table:table-cell>
          <table:table-cell office:value-type="float" office:value="1" calcext:value-type="float">
            <text:p>1</text:p>
          </table:table-cell>
          <table:table-cell table:formula="of:=15/26" office:value-type="float" office:value="0.576923076923077" calcext:value-type="float">
            <text:p>0.576923076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6/24" office:value-type="float" office:value="0.666666666666667" calcext:value-type="float">
            <text:p>0.6666666667</text:p>
          </table:table-cell>
          <table:table-cell table:formula="of:=15/27" office:value-type="float" office:value="0.555555555555556" calcext:value-type="float">
            <text:p>0.5555555556</text:p>
          </table:table-cell>
          <table:table-cell table:formula="of:=9.5/12" office:value-type="float" office:value="0.791666666666667" calcext:value-type="float">
            <text:p>0.7916666667</text:p>
          </table:table-cell>
          <table:table-cell table:formula="of:=18.5/20" office:value-type="float" office:value="0.925" calcext:value-type="float">
            <text:p>0.925</text:p>
          </table:table-cell>
        </table:table-row>
        <table:table-row table:style-name="ro1">
          <table:table-cell office:value-type="string" calcext:value-type="string">
            <text:p>Muchen</text:p>
          </table:table-cell>
          <table:table-cell office:value-type="string" calcext:value-type="string">
            <text:p>Niu</text:p>
          </table:table-cell>
          <table:table-cell office:value-type="string" calcext:value-type="string">
            <text:p>mniu@poets.whittier.edu</text:p>
          </table:table-cell>
          <table:table-cell/>
          <table:table-cell table:formula="of:=12/2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13/26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0/24" office:value-type="float" office:value="0.416666666666667" calcext:value-type="float">
            <text:p>0.4166666667</text:p>
          </table:table-cell>
          <table:table-cell table:formula="of:=15.5/27" office:value-type="float" office:value="0.574074074074074" calcext:value-type="float">
            <text:p>0.5740740741</text:p>
          </table:table-cell>
          <table:table-cell table:formula="of:=4.5/12" office:value-type="float" office:value="0.375" calcext:value-type="float">
            <text:p>0.375</text:p>
          </table:table-cell>
          <table:table-cell table:formula="of:=16/20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Leslie</text:p>
          </table:table-cell>
          <table:table-cell office:value-type="string" calcext:value-type="string">
            <text:p>Plaza</text:p>
          </table:table-cell>
          <table:table-cell office:value-type="string" calcext:value-type="string">
            <text:p>lplaza@poets.whittier.edu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gela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arivera3@poets.whittier.edu</text:p>
          </table:table-cell>
          <table:table-cell/>
          <table:table-cell table:formula="of:=18/2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25/26" office:value-type="float" office:value="0.961538461538462" calcext:value-type="float">
            <text:p>0.961538461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6/24" office:value-type="float" office:value="0.666666666666667" calcext:value-type="float">
            <text:p>0.6666666667</text:p>
          </table:table-cell>
          <table:table-cell table:formula="of:=18.5/27" office:value-type="float" office:value="0.685185185185185" calcext:value-type="float">
            <text:p>0.6851851852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20/2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ttie</text:p>
          </table:table-cell>
          <table:table-cell office:value-type="string" calcext:value-type="string">
            <text:p>Schultz</text:p>
          </table:table-cell>
          <table:table-cell office:value-type="string" calcext:value-type="string">
            <text:p>hschultz@poets.whittier.edu</text:p>
          </table:table-cell>
          <table:table-cell/>
          <table:table-cell table:formula="of:=16/24"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 table:formula="of:=19/26" office:value-type="float" office:value="0.730769230769231" calcext:value-type="float">
            <text:p>0.73076923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4/24" office:value-type="float" office:value="0.583333333333333" calcext:value-type="float">
            <text:p>0.5833333333</text:p>
          </table:table-cell>
          <table:table-cell table:formula="of:=13/27" office:value-type="float" office:value="0.481481481481481" calcext:value-type="float">
            <text:p>0.4814814815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formula="of:=16/20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Sarah</text:p>
          </table:table-cell>
          <table:table-cell office:value-type="string" calcext:value-type="string">
            <text:p>Serna</text:p>
          </table:table-cell>
          <table:table-cell office:value-type="string" calcext:value-type="string">
            <text:p>sserna@poets.whittier.edu</text:p>
          </table:table-cell>
          <table:table-cell/>
          <table:table-cell table:formula="of:=18/2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25/26" office:value-type="float" office:value="0.961538461538462" calcext:value-type="float">
            <text:p>0.961538461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1.5/24" office:value-type="float" office:value="0.895833333333333" calcext:value-type="float">
            <text:p>0.8958333333</text:p>
          </table:table-cell>
          <table:table-cell table:formula="of:=27/27" office:value-type="float" office:value="1" calcext:value-type="float">
            <text:p>1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formula="of:=20/2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ss</text:p>
          </table:table-cell>
          <table:table-cell office:value-type="string" calcext:value-type="string">
            <text:p>Simpson</text:p>
          </table:table-cell>
          <table:table-cell office:value-type="string" calcext:value-type="string">
            <text:p>gsimpso1@poets.whittier.edu</text:p>
          </table:table-cell>
          <table:table-cell/>
          <table:table-cell table:formula="of:=23/24" office:value-type="float" office:value="0.958333333333333" calcext:value-type="float">
            <text:p>0.9583333333</text:p>
          </table:table-cell>
          <table:table-cell office:value-type="float" office:value="1" calcext:value-type="float">
            <text:p>1</text:p>
          </table:table-cell>
          <table:table-cell table:formula="of:=27/26" office:value-type="float" office:value="1.03846153846154" calcext:value-type="float">
            <text:p>1.038461538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3/24" office:value-type="float" office:value="0.958333333333333" calcext:value-type="float">
            <text:p>0.9583333333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9.5/20" office:value-type="float" office:value="0.975" calcext:value-type="float">
            <text:p>0.975</text:p>
          </table:table-cell>
        </table:table-row>
        <table:table-row table:style-name="ro1">
          <table:table-cell office:value-type="string" calcext:value-type="string">
            <text:p>Nathan</text:p>
          </table:table-cell>
          <table:table-cell office:value-type="string" calcext:value-type="string">
            <text:p>Tolfa</text:p>
          </table:table-cell>
          <table:table-cell office:value-type="string" calcext:value-type="string">
            <text:p>ntolfa@poets.whittier.edu</text:p>
          </table:table-cell>
          <table:table-cell/>
          <table:table-cell table:formula="of:=19/24"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table:formula="of:=26/2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0.5/24" office:value-type="float" office:value="0.854166666666667" calcext:value-type="float">
            <text:p>0.8541666667</text:p>
          </table:table-cell>
          <table:table-cell table:formula="of:=23.5/27" office:value-type="float" office:value="0.87037037037037" calcext:value-type="float">
            <text:p>0.8703703704</text:p>
          </table:table-cell>
          <table:table-cell table:formula="of:=10.5/12"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line</text:p>
          </table:table-cell>
          <table:table-cell office:value-type="string" calcext:value-type="string">
            <text:p>Wang</text:p>
          </table:table-cell>
          <table:table-cell office:value-type="string" calcext:value-type="string">
            <text:p>cwang2@poets.whittier.edu</text:p>
          </table:table-cell>
          <table:table-cell/>
          <table:table-cell table:formula="of:=16/24"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0/24" office:value-type="float" office:value="0.833333333333333" calcext:value-type="float">
            <text:p>0.8333333333</text:p>
          </table:table-cell>
          <table:table-cell table:formula="of:=27/27" office:value-type="float" office:value="1" calcext:value-type="float">
            <text:p>1</text:p>
          </table:table-cell>
          <table:table-cell table:formula="of:=8/12" office:value-type="float" office:value="0.666666666666667" calcext:value-type="float">
            <text:p>0.66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Mai</text:p>
          </table:table-cell>
          <table:table-cell table:number-columns-repeated="9"/>
          <table:table-cell table:formula="of:=8.5/12" office:value-type="float" office:value="0.708333333333333" calcext:value-type="float">
            <text:p>0.7083333333</text:p>
          </table:table-cell>
          <table:table-cell table:formula="of:=20/20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9-10-18">00/00/0000</text:date>, <text:time style:data-style-name="N2" text:time-value="15:42:45.569632863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9-09-13T10:34:22</meta:creation-date>
    <dc:date>2019-10-18T17:27:53.132224684</dc:date>
    <meta:editing-duration>PT2H40M19S</meta:editing-duration>
    <meta:editing-cycles>16</meta:editing-cycles>
    <meta:document-statistic meta:table-count="1" meta:cell-count="292" meta:object-count="0"/>
  </office:meta>
</office:document-meta>
</file>